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PS BoldMT" svg:font-family="'Courier NewPS BoldMT'"/>
    <style:font-face style:name="OpenSymbol" svg:font-family="OpenSymbol"/>
    <style:font-face style:name="Tahoma1" svg:font-family="Tahoma"/>
    <style:font-face style:name="LucidaSansUnicode" svg:font-family="LucidaSansUnicode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font-size="16pt" fo:language="el" fo:country="GR" style:font-size-asian="16pt" style:font-size-complex="16pt"/>
    </style:style>
    <style:style style:name="P3" style:family="paragraph" style:parent-style-name="Standard">
      <style:text-properties style:font-name="Times New Roman1" fo:language="el" fo:country="GR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>
      <style:text-properties fo:color="#000000" style:text-line-through-style="none" style:font-name="Times New Roman1" fo:font-size="16pt" fo:letter-spacing="normal" fo:language="el" fo:country="GR" fo:font-style="normal" fo:font-weight="normal" style:letter-kerning="false" style:font-name-asian="Courier NewPS BoldMT" style:font-size-asian="16pt" style:font-style-asian="normal" style:font-weight-asian="normal" style:font-name-complex="Courier NewPS BoldMT" style:font-size-complex="16pt" style:font-style-complex="normal" style:font-weight-complex="normal"/>
    </style:style>
    <style:style style:name="P6" style:family="paragraph" style:parent-style-name="Standard">
      <style:text-properties fo:color="#000000" style:text-line-through-style="none" style:font-name="LucidaSansUnicode" fo:font-size="12pt" fo:letter-spacing="normal" fo:font-style="normal" style:text-underline-style="solid" style:text-underline-width="auto" style:text-underline-color="font-color" fo:font-weight="normal" style:letter-kerning="false" style:font-name-asian="LucidaSansUnicode" style:font-size-asian="12pt" style:font-style-asian="normal" style:font-weight-asian="normal" style:font-name-complex="LucidaSansUnicode" style:font-size-complex="12pt" style:font-style-complex="normal" style:font-weight-complex="normal"/>
    </style:style>
    <style:style style:name="P7" style:family="paragraph" style:parent-style-name="Standard">
      <style:text-properties style:font-name="LucidaSansUnicode" style:text-underline-style="solid" style:text-underline-width="auto" style:text-underline-color="font-color"/>
    </style:style>
    <style:style style:name="P8" style:family="paragraph" style:parent-style-name="Standard">
      <style:text-properties style:font-name="Times New Roman1"/>
    </style:style>
    <style:style style:name="P9" style:family="paragraph" style:parent-style-name="Standard">
      <style:text-properties style:font-name="Times New Roman1" fo:font-size="12pt" style:font-size-asian="12pt" style:font-size-complex="12pt"/>
    </style:style>
    <style:style style:name="P10" style:family="paragraph" style:parent-style-name="Standard">
      <style:text-properties style:font-name="Times New Roman1" fo:font-weight="bold" style:font-weight-asian="bold" style:font-weight-complex="bold"/>
    </style:style>
    <style:style style:name="P11" style:family="paragraph" style:parent-style-name="Standard">
      <style:text-properties style:font-name="LucidaSansUnicode" style:text-underline-style="solid" style:text-underline-width="auto" style:text-underline-color="font-color"/>
    </style:style>
    <style:style style:name="T1" style:family="text">
      <style:text-properties style:text-position="super 58%" fo:language="en" fo:country="US" fo:background-color="transparent"/>
    </style:style>
    <style:style style:name="T2" style:family="text">
      <style:text-properties fo:language="el" fo:country="GR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ΙΣΑΓΩΓΗ ΣΤΟ ΔΙΑΔΙΚΑΣΤΙΚΟ ΠΡΟΓΡΑΜΜΑΤΙΣΜΟ</text:p>
      <text:p text:style-name="P5"><text:span text:style-name="T3">3</text:span><text:span text:style-name="T1">o</text:span> ΣΕΤ ΑΣΚΗΣΕΩΝ</text:p>
      <text:p text:style-name="P3"/>
      <text:p text:style-name="P3">ΜΟΝΟΠΑΤΗΣ ΔΗΜΗΤΡΗΣ</text:p>
      <text:p text:style-name="P1">Α. Μ.: 47<text:span text:style-name="T2">76</text:span></text:p>
      <text:p text:style-name="P1">ΤΜΗΜΑ: ΤΕΤΑΡΤΗ 11-13</text:p>
      <text:p text:style-name="P4"/>
      <text:p text:style-name="P6">Άσκηση 1η</text:p>
      <text:p text:style-name="P4">#include&lt;stdio.h&gt;</text:p>
      <text:p text:style-name="P4">int main()</text:p>
      <text:p text:style-name="P4">{</text:p>
      <text:p text:style-name="P4">char protasi[256];</text:p>
      <text:p text:style-name="P4">int i=0,j=0;</text:p>
      <text:p text:style-name="P4">printf("Dwste mia protasi:");</text:p>
      <text:p text:style-name="P4">while ((protasi[i-1]!='\n')&amp;&amp;(i&lt;256))</text:p>
      <text:p text:style-name="P4">{</text:p>
      <text:p text:style-name="P4"><text:s text:c="8"/>protasi[i]=getchar();</text:p>
      <text:p text:style-name="P4"><text:s text:c="8"/>i++;}</text:p>
      <text:p text:style-name="P4">j=i;</text:p>
      <text:p text:style-name="P4">for(i=0;i&lt;j;i++)</text:p>
      <text:p text:style-name="P4">{ <text:s text:c="6"/>if (protasi[i+1]==',')</text:p>
      <text:p text:style-name="P4"><text:s text:c="8"/>{ <text:s text:c="6"/>if (protasi[i]==32)</text:p>
      <text:p text:style-name="P4"><text:s text:c="16"/>{ <text:s text:c="6"/>printf("%c ",protasi[i+1]);</text:p>
      <text:p text:style-name="P4"><text:s text:c="24"/>i++;</text:p>
      <text:p text:style-name="P4"><text:s text:c="16"/>}</text:p>
      <text:p text:style-name="P4"><text:s text:c="16"/>else if (protasi[i+2]!=32)</text:p>
      <text:p text:style-name="P4"><text:s text:c="16"/>{ <text:s text:c="6"/>printf("%c, ",protasi[i]);</text:p>
      <text:p text:style-name="P4"><text:s text:c="24"/>i++;</text:p>
      <text:p text:style-name="P4"><text:s text:c="16"/>}</text:p>
      <text:p text:style-name="P4"><text:s text:c="16"/>else</text:p>
      <text:p text:style-name="P4"><text:s text:c="16"/>{</text:p>
      <text:p text:style-name="P4"><text:s text:c="24"/>printf("%c",protasi[i]);</text:p>
      <text:p text:style-name="P4"/>
      <text:p text:style-name="P4"><text:s text:c="16"/>}</text:p>
      <text:p text:style-name="P4"><text:s text:c="8"/>}</text:p>
      <text:p text:style-name="P4"><text:s text:c="8"/>else if (protasi[i+1]=='.')</text:p>
      <text:p text:style-name="P4"><text:s text:c="8"/>{ <text:s text:c="6"/>if (protasi[i]==32)</text:p>
      <text:p text:style-name="P4"><text:s text:c="16"/>{ <text:s text:c="6"/>printf("%c ",protasi[i+1]);</text:p>
      <text:p text:style-name="P4"><text:s text:c="24"/>i++;</text:p>
      <text:p text:style-name="P4"><text:s text:c="16"/>}</text:p>
      <text:p text:style-name="P4"><text:s text:c="16"/>else if (protasi[i+2]!=32)</text:p>
      <text:p text:style-name="P4"><text:s text:c="16"/>{ <text:s text:c="6"/>printf("%c. ",protasi[i]);</text:p>
      <text:p text:style-name="P4"><text:s text:c="24"/>i++;</text:p>
      <text:p text:style-name="P4"><text:s text:c="16"/>}</text:p>
      <text:p text:style-name="P4"><text:s text:c="16"/>else</text:p>
      <text:p text:style-name="P4"><text:s text:c="16"/>{</text:p>
      <text:p text:style-name="P4"/>
      <text:p text:style-name="P4"><text:s text:c="24"/>printf("%c",protasi[i]);</text:p>
      <text:p text:style-name="P4"/>
      <text:p text:style-name="P4"><text:s text:c="16"/>}</text:p>
      <text:p text:style-name="P4"><text:s text:c="8"/>}</text:p>
      <text:p text:style-name="P4"><text:soft-page-break/><text:s text:c="8"/>else <text:s text:c="3"/>printf("%c",protasi[i]);</text:p>
      <text:p text:style-name="P4">}</text:p>
      <text:p text:style-name="P4">}</text:p>
      <text:p text:style-name="P1"/>
      <text:p text:style-name="P7">Άσκηση 2η</text:p>
      <text:p text:style-name="P1">#include &lt;stdio.h&gt;</text:p>
      <text:p text:style-name="P1">#include &lt;string.h&gt;</text:p>
      <text:p text:style-name="P1">#define N 4</text:p>
      <text:p text:style-name="P1">main()</text:p>
      <text:p text:style-name="P1">{</text:p>
      <text:p text:style-name="P1"><text:s text:c="8"/>char pinakasmorse[10][2][5] = {</text:p>
      <text:p text:style-name="P1"><text:s text:c="8"/>"0", "-----",</text:p>
      <text:p text:style-name="P1"><text:s text:c="8"/>"1", ".----",</text:p>
      <text:p text:style-name="P1"><text:s text:c="8"/>"2", "..---",</text:p>
      <text:p text:style-name="P1"><text:s text:c="8"/>"3", "...--",</text:p>
      <text:p text:style-name="P1"><text:s text:c="8"/>"4", "....-",</text:p>
      <text:p text:style-name="P1"><text:s text:c="8"/>"5", ".....",</text:p>
      <text:p text:style-name="P1"><text:s text:c="8"/>"6", "-....",</text:p>
      <text:p text:style-name="P1"><text:s text:c="8"/>"7", "--...",</text:p>
      <text:p text:style-name="P1"><text:s text:c="8"/>"8", "---..",</text:p>
      <text:p text:style-name="P1"><text:s text:c="8"/>"9", "----."</text:p>
      <text:p text:style-name="P1"><text:s text:c="8"/>};</text:p>
      <text:p text:style-name="P1"><text:s text:c="8"/>int epilogh,flag=0,i,j,k;</text:p>
      <text:p text:style-name="P1"><text:s text:c="8"/>char arithmos[N];</text:p>
      <text:p text:style-name="P1"><text:s text:c="8"/>char morse[5];</text:p>
      <text:p text:style-name="P1"><text:s text:c="8"/>char synolikamorse[N*5];</text:p>
      <text:p text:style-name="P1"><text:s text:c="8"/>printf("1 - Ari8mos se kwdika Morse\n2 - Kwdikas Morse se ari8mo\n0 - Eksodos\n");</text:p>
      <text:p text:style-name="P1"><text:s text:c="8"/>scanf("%d",&amp;epilogh);</text:p>
      <text:p text:style-name="P1"><text:s text:c="8"/>while (epilogh!=0)</text:p>
      <text:p text:style-name="P1"><text:s text:c="8"/>{</text:p>
      <text:p text:style-name="P1"><text:s text:c="16"/>if (epilogh==1)</text:p>
      <text:p text:style-name="P1"><text:s text:c="16"/>{</text:p>
      <text:p text:style-name="P1"><text:s text:c="24"/>printf("Dwse ari8mo : ");</text:p>
      <text:p text:style-name="P1"><text:s text:c="24"/>scanf("%s",arithmos);</text:p>
      <text:p text:style-name="P1"><text:s text:c="24"/>printf("\nO isodynamos kwdikas Morse einai : ");</text:p>
      <text:p text:style-name="P1"><text:s text:c="24"/>for (i=0;i&lt;N;i++)</text:p>
      <text:p text:style-name="P1"><text:s text:c="24"/>{</text:p>
      <text:p text:style-name="P1"><text:s text:c="32"/>j=0;</text:p>
      <text:p text:style-name="P1"><text:s text:c="32"/>while (flag==0)</text:p>
      <text:p text:style-name="P1"><text:s text:c="32"/>{</text:p>
      <text:p text:style-name="P1"><text:s text:c="40"/>if (arithmos[i]==pinakasmorse[j][0][0])</text:p>
      <text:p text:style-name="P1"><text:s text:c="40"/>{</text:p>
      <text:p text:style-name="P1"><text:s text:c="48"/>flag=1;</text:p>
      <text:p text:style-name="P1"><text:s text:c="48"/>for (k=0;k&lt;5;k++)</text:p>
      <text:p text:style-name="P1"><text:s text:c="48"/>{</text:p>
      <text:p text:style-name="P1"><text:s text:c="56"/>morse[k]=pinakasmorse[j][1][k];</text:p>
      <text:p text:style-name="P1"><text:s text:c="48"/>}</text:p>
      <text:p text:style-name="P1"><text:s text:c="48"/>printf("%s ",morse);</text:p>
      <text:p text:style-name="P1"/>
      <text:p text:style-name="P1"><text:s text:c="40"/>}</text:p>
      <text:p text:style-name="P1"><text:s text:c="40"/>else</text:p>
      <text:p text:style-name="P1"><text:s text:c="40"/>{</text:p>
      <text:p text:style-name="P1"><text:soft-page-break/><text:s text:c="48"/>j++;</text:p>
      <text:p text:style-name="P1"><text:s text:c="40"/>}</text:p>
      <text:p text:style-name="P1"><text:s text:c="32"/>}</text:p>
      <text:p text:style-name="P1"><text:s text:c="32"/>flag=0;</text:p>
      <text:p text:style-name="P1"><text:s text:c="24"/>}</text:p>
      <text:p text:style-name="P1"><text:s text:c="16"/>}</text:p>
      <text:p text:style-name="P1"><text:s text:c="16"/>else if (epilogh==2)</text:p>
      <text:p text:style-name="P1"><text:s text:c="16"/>{</text:p>
      <text:p text:style-name="P1"><text:s text:c="24"/>printf("Dwse kwdika Morse: ");</text:p>
      <text:p text:style-name="P1"><text:s text:c="24"/>scanf("%s",&amp;synolikamorse);</text:p>
      <text:p text:style-name="P1"><text:s text:c="16"/>}</text:p>
      <text:p text:style-name="P1"><text:s text:c="16"/>printf("\n1 - Ari8mos se kwdika Morse\n2 - Kwdikas Morse se ari8mo\n0 - Eksodos\n");</text:p>
      <text:p text:style-name="P1"><text:s text:c="16"/>scanf("%d",&amp;epilogh);}</text:p>
      <text:p text:style-name="P1">}</text:p>
      <text:p text:style-name="P1"/>
      <text:p text:style-name="P6">Άσκηση <text:span text:style-name="T3">3</text:span>η</text:p>
      <text:p text:style-name="P1">#include &lt;stdlib.h&gt;</text:p>
      <text:p text:style-name="P1">#include &lt;time.h&gt;</text:p>
      <text:p text:style-name="P1">#include &lt;stdio.h&gt;</text:p>
      <text:p text:style-name="P1">#define N 1000</text:p>
      <text:p text:style-name="P1">#define K 9</text:p>
      <text:p text:style-name="P1">int RandomInteger(int low, int high)</text:p>
      <text:p text:style-name="P1">{</text:p>
      <text:p text:style-name="P1"><text:s text:c="8"/>int k;</text:p>
      <text:p text:style-name="P1"><text:s text:c="8"/>double d;</text:p>
      <text:p text:style-name="P1"><text:s text:c="8"/>d = (double) rand() / ((double)RAND_MAX + 1);</text:p>
      <text:p text:style-name="P1"><text:s text:c="8"/>k = (int) (d* (high - low + 1));</text:p>
      <text:p text:style-name="P1"><text:s text:c="8"/>return (low + k);</text:p>
      <text:p text:style-name="P1">}</text:p>
      <text:p text:style-name="P1">main()</text:p>
      <text:p text:style-name="P1">{</text:p>
      <text:p text:style-name="P1"><text:s text:c="8"/>int i,number,sixnotita[K],x,j;</text:p>
      <text:p text:style-name="P1"><text:s text:c="8"/>for (i=0;i&lt;K;i++)</text:p>
      <text:p text:style-name="P1"><text:s text:c="8"/>{</text:p>
      <text:p text:style-name="P1"><text:s text:c="16"/>sixnotita[i]=0;</text:p>
      <text:p text:style-name="P1"><text:s text:c="8"/>}</text:p>
      <text:p text:style-name="P1"><text:s text:c="8"/>for (i=0;i&lt;N;i++)</text:p>
      <text:p text:style-name="P1"><text:s text:c="8"/>{</text:p>
      <text:p text:style-name="P1"><text:s text:c="16"/>number=RandomInteger(1,K);</text:p>
      <text:p text:style-name="P1"><text:s text:c="16"/>for (j=1;j&lt;=K;j++)</text:p>
      <text:p text:style-name="P1"><text:s text:c="16"/>{</text:p>
      <text:p text:style-name="P1"><text:s text:c="24"/>if (number==j)</text:p>
      <text:p text:style-name="P1"><text:s text:c="24"/>{</text:p>
      <text:p text:style-name="P1"><text:s text:c="32"/>sixnotita[j]+=1;</text:p>
      <text:p text:style-name="P1"><text:s text:c="24"/>}</text:p>
      <text:p text:style-name="P1"><text:s text:c="16"/>}</text:p>
      <text:p text:style-name="P1"><text:s text:c="8"/>}</text:p>
      <text:p text:style-name="P1"><text:s text:c="8"/>for (j=1;j&lt;=K;j++)</text:p>
      <text:p text:style-name="P1"><text:s text:c="8"/>{</text:p>
      <text:p text:style-name="P1"><text:s text:c="16"/>printf ("%d | ",j);</text:p>
      <text:p text:style-name="P1"><text:s text:c="16"/>for (x=1;x&lt;=sixnotita[j]/5;x++)</text:p>
      <text:p text:style-name="P1"><text:s text:c="16"/>{</text:p>
      <text:p text:style-name="P1"><text:soft-page-break/><text:s text:c="24"/>printf("*");</text:p>
      <text:p text:style-name="P1"><text:s text:c="16"/>}</text:p>
      <text:p text:style-name="P1"><text:s text:c="16"/>printf("\n");</text:p>
      <text:p text:style-name="P1"><text:s text:c="8"/>}</text:p>
      <text:p text:style-name="P1">}</text:p>
      <text:p text:style-name="P1"/>
      <text:p text:style-name="P6">Άσκηση <text:span text:style-name="T2">4</text:span>η</text:p>
      <text:p text:style-name="P1">#include &lt;stdio.h&gt;</text:p>
      <text:p text:style-name="P1">#include &lt;string.h&gt;</text:p>
      <text:p text:style-name="P1">#define N 4</text:p>
      <text:p text:style-name="P1"/>
      <text:p text:style-name="P1">void add(int ar1[],int ar2[],int apot[])</text:p>
      <text:p text:style-name="P1">{ <text:s text:c="6"/>int i;</text:p>
      <text:p text:style-name="P1"><text:s text:c="8"/>apot[0]=0;</text:p>
      <text:p text:style-name="P1"><text:s text:c="8"/>for(i=0;i&lt;N;i++)</text:p>
      <text:p text:style-name="P1"><text:s text:c="8"/>{</text:p>
      <text:p text:style-name="P1"><text:s text:c="16"/>apot[i+1]=ar1[i]+ar2[i];</text:p>
      <text:p text:style-name="P1"><text:s text:c="8"/>}</text:p>
      <text:p text:style-name="P1"><text:s text:c="8"/>for(i=N+1;i&gt;0;i--)</text:p>
      <text:p text:style-name="P1"><text:s text:c="8"/>{</text:p>
      <text:p text:style-name="P1"><text:s text:c="16"/>if (apot[i]==2)</text:p>
      <text:p text:style-name="P1"><text:s text:c="16"/>{ <text:s text:c="6"/>apot[i]=0;</text:p>
      <text:p text:style-name="P1"><text:s text:c="24"/>apot[i-1]++;</text:p>
      <text:p text:style-name="P1"><text:s text:c="16"/>}</text:p>
      <text:p text:style-name="P1"><text:s text:c="16"/>if (apot[i]==3)</text:p>
      <text:p text:style-name="P1"><text:s text:c="16"/>{ <text:s text:c="6"/>apot[i]=1;</text:p>
      <text:p text:style-name="P1"><text:s text:c="24"/>apot[i-1]++;</text:p>
      <text:p text:style-name="P1"><text:s text:c="16"/>}</text:p>
      <text:p text:style-name="P1"><text:s text:c="8"/>}</text:p>
      <text:p text:style-name="P1">}</text:p>
      <text:p text:style-name="P1"/>
      <text:p text:style-name="P1">main()</text:p>
      <text:p text:style-name="P1">{</text:p>
      <text:p text:style-name="P1"><text:s text:c="8"/>int i;</text:p>
      <text:p text:style-name="P1"><text:s text:c="8"/>char arithmos1[N];</text:p>
      <text:p text:style-name="P1"><text:s text:c="8"/>char arithmos2[N];</text:p>
      <text:p text:style-name="P1"><text:s text:c="8"/>int apotelesma[N+1];</text:p>
      <text:p text:style-name="P1"><text:s text:c="8"/>int karith1[N],karith2[N];</text:p>
      <text:p text:style-name="P1"><text:s text:c="8"/>printf("Dwse ton prwto pros8eteo\n");</text:p>
      <text:p text:style-name="P1"><text:s text:c="8"/>scanf("%s",arithmos1);</text:p>
      <text:p text:style-name="P1"><text:s text:c="8"/>for(i=0;i&lt;N;i++)</text:p>
      <text:p text:style-name="P1"><text:s text:c="8"/>{</text:p>
      <text:p text:style-name="P1"><text:s text:c="16"/>karith1[i]=arithmos1[i]-48;</text:p>
      <text:p text:style-name="P1"><text:s text:c="8"/>}</text:p>
      <text:p text:style-name="P1"><text:s text:c="8"/>printf("Dwse ton deutero pros8eteo\n");</text:p>
      <text:p text:style-name="P1"><text:s text:c="8"/>scanf("%s",arithmos2);</text:p>
      <text:p text:style-name="P1"><text:s text:c="8"/>for(i=0;i&lt;N;i++)</text:p>
      <text:p text:style-name="P1"><text:s text:c="8"/>{</text:p>
      <text:p text:style-name="P1"><text:s text:c="16"/>karith2[i]=arithmos2[i]-48;</text:p>
      <text:p text:style-name="P1"><text:s text:c="8"/>}</text:p>
      <text:p text:style-name="P1"><text:s text:c="8"/>add(karith1,karith2,apotelesma);</text:p>
      <text:p text:style-name="P1"><text:s text:c="8"/>for(i=0;i&lt;N+1;i++)</text:p>
      <text:p text:style-name="P1"><text:soft-page-break/><text:s text:c="8"/>{</text:p>
      <text:p text:style-name="P1"><text:s text:c="16"/>printf("%d",apotelesma[i]);</text:p>
      <text:p text:style-name="P1"><text:s text:c="8"/>}</text:p>
      <text:p text:style-name="P1">}</text:p>
      <text:p text:style-name="P1"/>
      <text:p text:style-name="P7">Άσκηση 5η</text:p>
      <text:p text:style-name="P10"><text:span text:style-name="T2">Μη αναδρομική λύση:</text:span></text:p>
      <text:p text:style-name="P1"/>
      <text:p text:style-name="P1">#include &lt;stdio.h&gt;</text:p>
      <text:p text:style-name="P1">int gcd ( int noum1, int noum2 )</text:p>
      <text:p text:style-name="P1">{</text:p>
      <text:p text:style-name="P1"><text:s text:c="8"/>int temp;</text:p>
      <text:p text:style-name="P1"><text:s text:c="8"/>if (noum1&gt;noum2)</text:p>
      <text:p text:style-name="P1"><text:s text:c="8"/>{</text:p>
      <text:p text:style-name="P1"><text:s text:c="16"/>while (noum1!=0)</text:p>
      <text:p text:style-name="P1"><text:s text:c="16"/>{</text:p>
      <text:p text:style-name="P1"><text:s text:c="24"/>temp =noum1;</text:p>
      <text:p text:style-name="P1"><text:s text:c="24"/>noum1=noum2%noum1;</text:p>
      <text:p text:style-name="P1"><text:s text:c="24"/>noum2=temp;</text:p>
      <text:p text:style-name="P1"><text:s text:c="16"/>}</text:p>
      <text:p text:style-name="P1"><text:s text:c="16"/>return noum2;</text:p>
      <text:p text:style-name="P1"><text:s text:c="8"/>}</text:p>
      <text:p text:style-name="P1"><text:s text:c="8"/>else if (noum1==noum2)</text:p>
      <text:p text:style-name="P1"><text:s text:c="8"/>{</text:p>
      <text:p text:style-name="P1"><text:s text:c="16"/>return noum2;</text:p>
      <text:p text:style-name="P1"><text:s text:c="8"/>}</text:p>
      <text:p text:style-name="P1"><text:s text:c="8"/>else</text:p>
      <text:p text:style-name="P1"><text:s text:c="8"/>{</text:p>
      <text:p text:style-name="P1"><text:s text:c="16"/>while (noum2!=0)</text:p>
      <text:p text:style-name="P1"><text:s text:c="16"/>{</text:p>
      <text:p text:style-name="P1"><text:s text:c="24"/>temp=noum2;</text:p>
      <text:p text:style-name="P1"><text:s text:c="24"/>noum2=noum1%noum2;</text:p>
      <text:p text:style-name="P1"><text:s text:c="24"/>noum1=temp;</text:p>
      <text:p text:style-name="P1"><text:s text:c="16"/>}</text:p>
      <text:p text:style-name="P1"><text:s text:c="16"/>return noum1;</text:p>
      <text:p text:style-name="P1"><text:s text:c="8"/>}</text:p>
      <text:p text:style-name="P1">}</text:p>
      <text:p text:style-name="P1">main()</text:p>
      <text:p text:style-name="P1">{</text:p>
      <text:p text:style-name="P1"><text:s text:c="8"/>int noumero1,noumero2;</text:p>
      <text:p text:style-name="P1"><text:s text:c="8"/>printf("Dwse ton prwto ari8mo\n");</text:p>
      <text:p text:style-name="P1"><text:s text:c="8"/>scanf("%d",&amp;noumero1);</text:p>
      <text:p text:style-name="P1"><text:s text:c="8"/>printf("Dwse ton deutero ari8mo\n");</text:p>
      <text:p text:style-name="P1"><text:s text:c="8"/>scanf("%d",&amp;noumero2);</text:p>
      <text:p text:style-name="P1"><text:s text:c="8"/>printf("O megistos koinos diaireths einai to %d\n",gcd(noumero1,noumero2));</text:p>
      <text:p text:style-name="P1">}</text:p>
      <text:p text:style-name="P1"/>
      <text:p text:style-name="P10"/>
      <text:p text:style-name="P10"/>
      <text:p text:style-name="P10"/>
      <text:p text:style-name="P10"/>
      <text:p text:style-name="P10"/>
      <text:p text:style-name="P10"><text:soft-page-break/>Αναδρομική λύση:</text:p>
      <text:p text:style-name="P1"/>
      <text:p text:style-name="P1">#include &lt;stdio.h&gt;</text:p>
      <text:p text:style-name="P1">int gcd (int noum1, int noum2)</text:p>
      <text:p text:style-name="P1">{</text:p>
      <text:p text:style-name="P1"><text:s text:c="8"/>if (noum1==0)</text:p>
      <text:p text:style-name="P1"><text:s text:c="8"/>{</text:p>
      <text:p text:style-name="P1"><text:s text:c="16"/>return noum2;</text:p>
      <text:p text:style-name="P1"><text:s text:c="8"/>}</text:p>
      <text:p text:style-name="P1"><text:s text:c="8"/>return gcd (noum2%noum1,noum1);</text:p>
      <text:p text:style-name="P1">}</text:p>
      <text:p text:style-name="P1">main()</text:p>
      <text:p text:style-name="P1">{</text:p>
      <text:p text:style-name="P1"><text:s text:c="8"/>int noumero1,noumero2;</text:p>
      <text:p text:style-name="P1"><text:s text:c="8"/>printf("Dwse ton prwto ari8mo\n");</text:p>
      <text:p text:style-name="P1"><text:s text:c="8"/>scanf("%d",&amp;noumero1);</text:p>
      <text:p text:style-name="P1"><text:s text:c="8"/>printf("Dwse ton deutero ari8mo\n");</text:p>
      <text:p text:style-name="P1"><text:s text:c="8"/>scanf("%d",&amp;noumero2);</text:p>
      <text:p text:style-name="P1"><text:s text:c="8"/>printf("O megistos koinos diaireths einai to %d\n",gcd(noumero1,noumero2))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PS BoldMT" svg:font-family="'Courier NewPS BoldMT'"/>
    <style:font-face style:name="OpenSymbol" svg:font-family="OpenSymbol"/>
    <style:font-face style:name="Tahoma1" svg:font-family="Tahoma"/>
    <style:font-face style:name="LucidaSansUnicode" svg:font-family="LucidaSansUnicode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6T23:13:53.59</meta:creation-date>
    <dc:date>2009-11-27T06:06:24.53</dc:date>
    <meta:editing-duration>PT13H10M31S</meta:editing-duration>
    <meta:editing-cycles>18</meta:editing-cycles>
    <meta:generator>OpenOffice.org/3.0$Win32 OpenOffice.org_project/300m9$Build-9358</meta:generator>
    <meta:print-date>2009-10-27T09:21:43.10</meta:print-date>
    <meta:document-statistic meta:table-count="0" meta:image-count="0" meta:object-count="0" meta:page-count="6" meta:paragraph-count="259" meta:word-count="498" meta:character-count="6643"/>
    <meta:user-defined meta:name="Πληροφορίες 1"/>
    <meta:user-defined meta:name="Πληροφορίες 2"/>
    <meta:user-defined meta:name="Πληροφορίες 3"/>
    <meta:user-defined meta:name="Πληροφορίες 4"/>
  </office:meta>
</office:document-meta>
</file>